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d29480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d14a90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4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5pt" officeooo:rsid="00042789" officeooo:paragraph-rsid="00d3af3c" style:font-size-asian="15pt" style:font-name-complex="Awami Nastaliq OT" style:font-size-complex="15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042789" officeooo:paragraph-rsid="00d14a90" style:font-size-asian="15pt" style:font-name-complex="Awami Nastaliq OT" style:font-size-complex="15pt"/>
    </style:style>
    <style:style style:name="P6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5pt" fo:font-weight="normal" officeooo:rsid="00d020c2" officeooo:paragraph-rsid="00d020c2" fo:background-color="transparent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P7" style:family="paragraph" style:parent-style-name="Standard">
      <style:text-properties officeooo:rsid="00028948" officeooo:paragraph-rsid="00a3ff80"/>
    </style:style>
    <style:style style:name="P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60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6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6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ba4ec5" officeooo:paragraph-rsid="00ba4ec5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64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5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7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54949" style:font-size-asian="18pt" style:font-name-complex="Awami Nastaliq OT" style:font-size-complex="18pt"/>
    </style:style>
    <style:style style:name="P80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8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82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b9db5" fo:background-color="transparent" style:font-size-asian="18pt" style:font-name-complex="Awami Nastaliq OT" style:font-size-complex="18pt" style:language-complex="ar" style:country-complex="BH"/>
    </style:style>
    <style:style style:name="P8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84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ca8b9d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P85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fo:font-weight="normal" officeooo:rsid="00042789" officeooo:paragraph-rsid="00cbded0" fo:background-color="transparent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042789" officeooo:paragraph-rsid="00ca8b9d" style:font-size-asian="15pt" style:font-name-complex="Awami Nastaliq OT" style:font-size-complex="15pt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800080" loext:opacity="100%" officeooo:rsid="00b28706"/>
    </style:style>
    <style:style style:name="T3" style:family="text">
      <style:text-properties style:use-window-font-color="true" loext:opacity="0%" officeooo:rsid="00b28706"/>
    </style:style>
    <style:style style:name="T4" style:family="text">
      <style:text-properties officeooo:rsid="00b28706"/>
    </style:style>
    <style:style style:name="T5" style:family="text">
      <style:text-properties fo:font-weight="normal" officeooo:rsid="00b28706" style:font-weight-asian="normal" style:font-weight-complex="normal"/>
    </style:style>
    <style:style style:name="T6" style:family="text">
      <style:text-properties style:font-name="Awami Nastaliq OT" fo:font-weight="normal" officeooo:rsid="00024582" style:font-weight-asian="normal" style:font-weight-complex="normal"/>
    </style:style>
    <style:style style:name="T7" style:family="text">
      <style:text-properties style:font-name="Awami Nastaliq OT" fo:font-weight="normal" officeooo:rsid="00042789" style:font-weight-asian="normal" style:font-name-complex="Awami Nastaliq OT" style:font-weight-complex="normal"/>
    </style:style>
    <style:style style:name="T8" style:family="text">
      <style:text-properties style:font-name="Awami Nastaliq OT" fo:font-size="15pt" fo:font-weight="normal" officeooo:rsid="00042789" style:font-size-asian="15pt" style:font-weight-asian="normal" style:font-name-complex="Awami Nastaliq OT" style:font-size-complex="15pt" style:font-weight-complex="normal"/>
    </style:style>
    <style:style style:name="T9" style:family="text">
      <style:text-properties officeooo:rsid="00ca8b9d"/>
    </style:style>
    <style:style style:name="T10" style:family="text">
      <style:text-properties fo:font-weight="normal" fo:background-color="transparent" loext:char-shading-value="0" style:font-name-asian="Scheherazade" style:font-weight-asian="normal" style:language-complex="ur" style:country-complex="PK" style:font-weight-complex="normal"/>
    </style:style>
    <style:style style:name="T11" style:family="text">
      <style:text-properties fo:font-weight="normal" officeooo:rsid="00ccf474" fo:background-color="transparent" loext:char-shading-value="0" style:font-name-asian="Scheherazade" style:font-weight-asian="normal" style:language-complex="ur" style:country-complex="PK" style:font-weight-complex="normal"/>
    </style:style>
    <style:style style:name="T12" style:family="text">
      <style:text-properties officeooo:rsid="00042789"/>
    </style:style>
    <style:style style:name="T13" style:family="text">
      <style:text-properties officeooo:rsid="000ada2e"/>
    </style:style>
    <style:style style:name="T14" style:family="text">
      <style:text-properties officeooo:rsid="00192a9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0000" loext:opacity="100%" officeooo:rsid="000d1a2b" style:language-complex="fa" style:country-complex="IR"/>
    </style:style>
    <style:style style:name="T17" style:family="text">
      <style:text-properties officeooo:rsid="0038172d"/>
    </style:style>
    <style:style style:name="T18" style:family="text">
      <style:text-properties officeooo:rsid="003906fa"/>
    </style:style>
    <style:style style:name="T19" style:family="text">
      <style:text-properties fo:color="#158466" loext:opacity="100%"/>
    </style:style>
    <style:style style:name="T20" style:family="text">
      <style:text-properties fo:color="#158466" loext:opacity="100%" officeooo:rsid="00192a9c"/>
    </style:style>
    <style:style style:name="T21" style:family="text">
      <style:text-properties fo:color="#158466" loext:opacity="100%" officeooo:rsid="0038172d"/>
    </style:style>
    <style:style style:name="T22" style:family="text">
      <style:text-properties fo:color="#158466" loext:opacity="100%" officeooo:rsid="003906fa"/>
    </style:style>
    <style:style style:name="T23" style:family="text">
      <style:text-properties fo:color="#158466" loext:opacity="100%" style:font-name="Awami Nastaliq" officeooo:rsid="001d5876"/>
    </style:style>
    <style:style style:name="T24" style:family="text">
      <style:text-properties fo:color="#158466" loext:opacity="100%" officeooo:rsid="0027011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6df407"/>
    </style:style>
    <style:style style:name="T27" style:family="text">
      <style:text-properties officeooo:rsid="006f53a3"/>
    </style:style>
    <style:style style:name="T28" style:family="text">
      <style:text-properties officeooo:rsid="0022f82b"/>
    </style:style>
    <style:style style:name="T29" style:family="text">
      <style:text-properties fo:color="#000000" loext:opacity="100%" officeooo:rsid="00192a9c"/>
    </style:style>
    <style:style style:name="T30" style:family="text">
      <style:text-properties officeooo:rsid="003b0458"/>
    </style:style>
    <style:style style:name="T31" style:family="text">
      <style:text-properties fo:color="#158466" loext:opacity="100%" officeooo:rsid="00a24640"/>
    </style:style>
    <style:style style:name="T32" style:family="text">
      <style:text-properties fo:color="#158466" loext:opacity="100%" officeooo:rsid="00a1a66f"/>
    </style:style>
    <style:style style:name="T33" style:family="text">
      <style:text-properties fo:color="#158466" loext:opacity="100%" officeooo:rsid="0022f82b"/>
    </style:style>
    <style:style style:name="T34" style:family="text">
      <style:text-properties fo:color="#158466" loext:opacity="100%" officeooo:rsid="00503d4a"/>
    </style:style>
    <style:style style:name="T35" style:family="text">
      <style:text-properties fo:color="#158466" loext:opacity="100%" officeooo:rsid="004ad37b"/>
    </style:style>
    <style:style style:name="T36" style:family="text">
      <style:text-properties fo:color="#000000" loext:opacity="100%" officeooo:rsid="002287a7"/>
    </style:style>
    <style:style style:name="T37" style:family="text">
      <style:text-properties fo:color="#158466" loext:opacity="100%" officeooo:rsid="002287a7"/>
    </style:style>
    <style:style style:name="T38" style:family="text">
      <style:text-properties fo:color="#000000" loext:opacity="100%" officeooo:rsid="0022f82b"/>
    </style:style>
    <style:style style:name="T39" style:family="text">
      <style:text-properties fo:color="#000000" loext:opacity="100%" officeooo:rsid="0024d3dd"/>
    </style:style>
    <style:style style:name="T40" style:family="text">
      <style:text-properties fo:color="#000000" loext:opacity="100%" officeooo:rsid="00263d78"/>
    </style:style>
    <style:style style:name="T41" style:family="text">
      <style:text-properties fo:color="#000000" loext:opacity="100%" officeooo:rsid="00239680"/>
    </style:style>
    <style:style style:name="T42" style:family="text">
      <style:text-properties fo:color="#000000" loext:opacity="100%" officeooo:rsid="00244d44"/>
    </style:style>
    <style:style style:name="T43" style:family="text">
      <style:text-properties officeooo:rsid="00239680"/>
    </style:style>
    <style:style style:name="T44" style:family="text">
      <style:text-properties fo:color="#158466" loext:opacity="100%" officeooo:rsid="00244d44"/>
    </style:style>
    <style:style style:name="T45" style:family="text">
      <style:text-properties fo:color="#158466" loext:opacity="100%" officeooo:rsid="00239680"/>
    </style:style>
    <style:style style:name="T46" style:family="text">
      <style:text-properties fo:color="#158466" loext:opacity="100%" officeooo:rsid="004e8644"/>
    </style:style>
    <style:style style:name="T47" style:family="text">
      <style:text-properties fo:color="#000000" loext:opacity="100%" officeooo:rsid="00158430"/>
    </style:style>
    <style:style style:name="T48" style:family="text">
      <style:text-properties style:font-name="Awami Nastaliq" officeooo:rsid="001d5876" style:language-complex="fa" style:country-complex="IR"/>
    </style:style>
    <style:style style:name="T49" style:family="text">
      <style:text-properties fo:color="#158466" loext:opacity="100%" officeooo:rsid="0017f981"/>
    </style:style>
    <style:style style:name="T50" style:family="text">
      <style:text-properties fo:color="#158466" loext:opacity="100%" style:font-name="Awami Nastaliq" officeooo:rsid="001d5876" style:language-complex="fa" style:country-complex="IR"/>
    </style:style>
    <style:style style:name="T51" style:family="text">
      <style:text-properties fo:color="#158466" loext:opacity="100%" officeooo:rsid="005a61af"/>
    </style:style>
    <style:style style:name="T52" style:family="text">
      <style:text-properties officeooo:rsid="0042385f"/>
    </style:style>
    <style:style style:name="T53" style:family="text">
      <style:text-properties officeooo:rsid="003daa9b"/>
    </style:style>
    <style:style style:name="T54" style:family="text">
      <style:text-properties fo:color="#158466" loext:opacity="100%" officeooo:rsid="0016f51c"/>
    </style:style>
    <style:style style:name="T55" style:family="text">
      <style:text-properties fo:color="#158466" loext:opacity="100%" officeooo:rsid="00527ef2"/>
    </style:style>
    <style:style style:name="T56" style:family="text">
      <style:text-properties style:font-name="Awami Nastaliq OT" officeooo:rsid="001196f7"/>
    </style:style>
    <style:style style:name="T57" style:family="text">
      <style:text-properties style:font-name="Awami Nastaliq OT"/>
    </style:style>
    <style:style style:name="T58" style:family="text">
      <style:text-properties style:font-name="Awami Nastaliq OT" officeooo:rsid="005a61af"/>
    </style:style>
    <style:style style:name="T59" style:family="text">
      <style:text-properties fo:color="#800080" loext:opacity="100%" style:font-name="Awami Nastaliq OT"/>
    </style:style>
    <style:style style:name="T60" style:family="text">
      <style:text-properties style:font-name="Awami Nastaliq OT" officeooo:rsid="0097a9e8"/>
    </style:style>
    <style:style style:name="T61" style:family="text">
      <style:text-properties style:font-name="Awami Nastaliq OT" officeooo:rsid="00546f4e"/>
    </style:style>
    <style:style style:name="T62" style:family="text">
      <style:text-properties style:font-name="Awami Nastaliq OT" officeooo:rsid="0020cb07"/>
    </style:style>
    <style:style style:name="T63" style:family="text">
      <style:text-properties style:font-name="Awami Nastaliq OT" officeooo:rsid="0066d7ec"/>
    </style:style>
    <style:style style:name="T64" style:family="text">
      <style:text-properties style:font-name="Awami Nastaliq OT" style:language-complex="ar" style:country-complex="BH"/>
    </style:style>
    <style:style style:name="T65" style:family="text">
      <style:text-properties fo:color="#bf0041" loext:opacity="100%" style:font-name="Awami Nastaliq OT"/>
    </style:style>
    <style:style style:name="T66" style:family="text">
      <style:text-properties fo:color="#bf0041" loext:opacity="100%" style:font-name="Awami Nastaliq OT" officeooo:rsid="0095f012"/>
    </style:style>
    <style:style style:name="T67" style:family="text">
      <style:text-properties officeooo:rsid="00187cac"/>
    </style:style>
    <style:style style:name="T68" style:family="text">
      <style:text-properties officeooo:rsid="0019a688"/>
    </style:style>
    <style:style style:name="T69" style:family="text">
      <style:text-properties style:font-name="Awami Nastaliq" officeooo:rsid="001d5876"/>
    </style:style>
    <style:style style:name="T70" style:family="text">
      <style:text-properties officeooo:rsid="0027011c"/>
    </style:style>
    <style:style style:name="T71" style:family="text">
      <style:text-properties fo:color="#ff0000" loext:opacity="100%" officeooo:rsid="0019a688"/>
    </style:style>
    <style:style style:name="T72" style:family="text">
      <style:text-properties officeooo:rsid="000fad75"/>
    </style:style>
    <style:style style:name="T73" style:family="text">
      <style:text-properties officeooo:rsid="0013e1f2"/>
    </style:style>
    <style:style style:name="T74" style:family="text">
      <style:text-properties officeooo:rsid="001196f7"/>
    </style:style>
    <style:style style:name="T75" style:family="text">
      <style:text-properties officeooo:rsid="0037b414"/>
    </style:style>
    <style:style style:name="T76" style:family="text">
      <style:text-properties officeooo:rsid="0028e373"/>
    </style:style>
    <style:style style:name="T77" style:family="text">
      <style:text-properties fo:color="#000000" loext:opacity="100%" style:font-name="Awami Nastaliq OT" officeooo:rsid="00192a9c"/>
    </style:style>
    <style:style style:name="T78" style:family="text">
      <style:text-properties fo:color="#000000" loext:opacity="100%" style:font-name="Awami Nastaliq OT" officeooo:rsid="0028e373"/>
    </style:style>
    <style:style style:name="T79" style:family="text">
      <style:text-properties fo:color="#000000" loext:opacity="100%" style:font-name="Awami Nastaliq OT" officeooo:rsid="0042385f"/>
    </style:style>
    <style:style style:name="T80" style:family="text">
      <style:text-properties fo:color="#ff0000" loext:opacity="100%" style:font-name="Awami Nastaliq OT" officeooo:rsid="00192a9c"/>
    </style:style>
    <style:style style:name="T81" style:family="text">
      <style:text-properties fo:color="#000000" loext:opacity="100%" style:font-name="Awami Nastaliq OT" officeooo:rsid="002adaa4"/>
    </style:style>
    <style:style style:name="T82" style:family="text">
      <style:text-properties style:font-name="Awami Nastaliq OT" officeooo:rsid="00192a9c"/>
    </style:style>
    <style:style style:name="T83" style:family="text">
      <style:text-properties style:font-name="Awami Nastaliq OT" officeooo:rsid="0028e373"/>
    </style:style>
    <style:style style:name="T84" style:family="text">
      <style:text-properties officeooo:rsid="001d5876"/>
    </style:style>
    <style:style style:name="T85" style:family="text">
      <style:text-properties style:font-name="Awami Nastaliq OT" officeooo:rsid="0027011c"/>
    </style:style>
    <style:style style:name="T86" style:family="text">
      <style:text-properties fo:color="#000000" loext:opacity="100%" officeooo:rsid="00187cac"/>
    </style:style>
    <style:style style:name="T87" style:family="text">
      <style:text-properties fo:color="#000000" loext:opacity="100%" style:font-name="Awami Nastaliq" officeooo:rsid="005be423"/>
    </style:style>
    <style:style style:name="T88" style:family="text">
      <style:text-properties fo:color="#ff0000" loext:opacity="100%" officeooo:rsid="00187cac"/>
    </style:style>
    <style:style style:name="T89" style:family="text">
      <style:text-properties style:font-name="Awami Nastaliq" officeooo:rsid="00192a9c"/>
    </style:style>
    <style:style style:name="T90" style:family="text">
      <style:text-properties style:font-name="Awami Nastaliq" officeooo:rsid="005f0b0f"/>
    </style:style>
    <style:style style:name="T91" style:family="text">
      <style:text-properties style:font-name="Awami Nastaliq" officeooo:rsid="005be423"/>
    </style:style>
    <style:style style:name="T92" style:family="text">
      <style:text-properties style:font-name="Awami Nastaliq" officeooo:rsid="0066d7ec"/>
    </style:style>
    <style:style style:name="T93" style:family="text">
      <style:text-properties style:font-name="Awami Nastaliq" officeooo:rsid="0062fb00"/>
    </style:style>
    <style:style style:name="T94" style:family="text">
      <style:text-properties officeooo:rsid="0064a1ca"/>
    </style:style>
    <style:style style:name="T95" style:family="text">
      <style:text-properties officeooo:rsid="002adaa4"/>
    </style:style>
    <style:style style:name="T96" style:family="text">
      <style:text-properties officeooo:rsid="002287a7"/>
    </style:style>
    <style:style style:name="T97" style:family="text">
      <style:text-properties fo:color="#000000" loext:opacity="100%" style:font-name="Awami Nastaliq OT" officeooo:rsid="0022f82b"/>
    </style:style>
    <style:style style:name="T98" style:family="text">
      <style:text-properties fo:color="#000000" loext:opacity="100%" style:font-name="Awami Nastaliq OT" officeooo:rsid="0024d3dd"/>
    </style:style>
    <style:style style:name="T99" style:family="text">
      <style:text-properties fo:color="#000000" loext:opacity="100%" style:font-name="Awami Nastaliq OT" officeooo:rsid="00329c57"/>
    </style:style>
    <style:style style:name="T100" style:family="text">
      <style:text-properties style:font-name="Awami Nastaliq OT" officeooo:rsid="0024d3dd"/>
    </style:style>
    <style:style style:name="T101" style:family="text">
      <style:text-properties style:font-name="Awami Nastaliq OT" officeooo:rsid="00329c57"/>
    </style:style>
    <style:style style:name="T102" style:family="text">
      <style:text-properties style:font-name="Awami Nastaliq OT" officeooo:rsid="0022f82b"/>
    </style:style>
    <style:style style:name="T103" style:family="text">
      <style:text-properties style:use-window-font-color="true" loext:opacity="0%" style:font-name="Awami Nastaliq OT" officeooo:rsid="0024d3dd"/>
    </style:style>
    <style:style style:name="T104" style:family="text">
      <style:text-properties style:use-window-font-color="true" loext:opacity="0%" style:font-name="Awami Nastaliq OT" officeooo:rsid="002adaa4"/>
    </style:style>
    <style:style style:name="T105" style:family="text">
      <style:text-properties style:use-window-font-color="true" loext:opacity="0%" style:font-name="Awami Nastaliq OT" officeooo:rsid="00329c57"/>
    </style:style>
    <style:style style:name="T106" style:family="text">
      <style:text-properties style:use-window-font-color="true" loext:opacity="0%" style:font-name="Awami Nastaliq OT" officeooo:rsid="0027011c"/>
    </style:style>
    <style:style style:name="T107" style:family="text">
      <style:text-properties style:use-window-font-color="true" loext:opacity="0%" style:font-name="Awami Nastaliq OT" officeooo:rsid="0028e373"/>
    </style:style>
    <style:style style:name="T108" style:family="text">
      <style:text-properties style:font-name="Awami Nastaliq OT" officeooo:rsid="002adaa4"/>
    </style:style>
    <style:style style:name="T109" style:family="text">
      <style:text-properties style:font-name="Awami Nastaliq OT" officeooo:rsid="003352e6"/>
    </style:style>
    <style:style style:name="T110" style:family="text">
      <style:text-properties officeooo:rsid="00578222"/>
    </style:style>
    <style:style style:name="T111" style:family="text">
      <style:text-properties fo:color="#ff0000" loext:opacity="100%"/>
    </style:style>
    <style:style style:name="T112" style:family="text">
      <style:text-properties style:font-name="Awami Nastaliq" officeooo:rsid="00192a9c" style:language-complex="fa" style:country-complex="IR"/>
    </style:style>
    <style:style style:name="T113" style:family="text">
      <style:text-properties style:font-name="Awami Nastaliq" officeooo:rsid="001a84ce" style:language-complex="fa" style:country-complex="IR"/>
    </style:style>
    <style:style style:name="T114" style:family="text">
      <style:text-properties officeooo:rsid="009c9508"/>
    </style:style>
    <style:style style:name="T115" style:family="text">
      <style:text-properties style:font-name="Awami Nastaliq" officeooo:rsid="001f3af6" style:language-complex="fa" style:country-complex="IR"/>
    </style:style>
    <style:style style:name="T116" style:family="text">
      <style:text-properties officeooo:rsid="0026a8aa"/>
    </style:style>
    <style:style style:name="T117" style:family="text">
      <style:text-properties officeooo:rsid="0028e373" style:language-complex="fa" style:country-complex="IR"/>
    </style:style>
    <style:style style:name="T118" style:family="text">
      <style:text-properties fo:color="#000000" loext:opacity="100%" officeooo:rsid="003ee9ef"/>
    </style:style>
    <style:style style:name="T119" style:family="text">
      <style:text-properties officeooo:rsid="0016f51c"/>
    </style:style>
    <style:style style:name="T120" style:family="text">
      <style:text-properties fo:color="#158466" loext:opacity="100%" style:font-name="Awami Nastaliq" officeooo:rsid="00192a9c" style:language-complex="fa" style:country-complex="IR"/>
    </style:style>
    <style:style style:name="T121" style:family="text">
      <style:text-properties fo:color="#158466" loext:opacity="100%" style:font-name="Awami Nastaliq" officeooo:rsid="001a84ce" style:language-complex="fa" style:country-complex="IR"/>
    </style:style>
    <style:style style:name="T122" style:family="text">
      <style:text-properties fo:color="#158466" loext:opacity="100%" officeooo:rsid="0058ef85"/>
    </style:style>
    <style:style style:name="T123" style:family="text">
      <style:text-properties style:font-name="Awami Nastaliq OT" officeooo:rsid="003f3912"/>
    </style:style>
    <style:style style:name="T124" style:family="text">
      <style:text-properties officeooo:rsid="001d5876" style:language-complex="fa" style:country-complex="IR"/>
    </style:style>
    <style:style style:name="T125" style:family="text">
      <style:text-properties officeooo:rsid="00192a9c" style:language-complex="fa" style:country-complex="IR"/>
    </style:style>
    <style:style style:name="T126" style:family="text">
      <style:text-properties officeooo:rsid="001a84ce" style:language-complex="fa" style:country-complex="IR"/>
    </style:style>
    <style:style style:name="T127" style:family="text">
      <style:text-properties fo:color="#000000" loext:opacity="100%" officeooo:rsid="0041329b"/>
    </style:style>
    <style:style style:name="T128" style:family="text">
      <style:text-properties fo:color="#000000" loext:opacity="100%" officeooo:rsid="000fad75"/>
    </style:style>
    <style:style style:name="T129" style:family="text">
      <style:text-properties fo:color="#000000" loext:opacity="100%" style:font-name="Awami Nastaliq" officeooo:rsid="001a84ce"/>
    </style:style>
    <style:style style:name="T130" style:family="text">
      <style:text-properties fo:color="#000000" loext:opacity="100%" officeooo:rsid="0013e1f2"/>
    </style:style>
    <style:style style:name="T131" style:family="text">
      <style:text-properties fo:color="#158466" loext:opacity="100%" officeooo:rsid="001d5876"/>
    </style:style>
    <style:style style:name="T132" style:family="text">
      <style:text-properties fo:color="#158466" loext:opacity="100%" officeooo:rsid="002dd6b1"/>
    </style:style>
    <style:style style:name="T133" style:family="text">
      <style:text-properties fo:color="#158466" loext:opacity="100%" officeooo:rsid="001a84ce"/>
    </style:style>
    <style:style style:name="T134" style:family="text">
      <style:text-properties fo:color="#158466" loext:opacity="100%" officeooo:rsid="002ca182"/>
    </style:style>
    <style:style style:name="T135" style:family="text">
      <style:text-properties officeooo:rsid="0044ae51"/>
    </style:style>
    <style:style style:name="T136" style:family="text">
      <style:text-properties fo:color="#158466" loext:opacity="100%" officeooo:rsid="0044ae51"/>
    </style:style>
    <style:style style:name="T137" style:family="text">
      <style:text-properties fo:color="#158466" loext:opacity="100%" officeooo:rsid="005c09f4"/>
    </style:style>
    <style:style style:name="T138" style:family="text">
      <style:text-properties officeooo:rsid="005f0b0f"/>
    </style:style>
    <style:style style:name="T139" style:family="text">
      <style:text-properties officeooo:rsid="00432013"/>
    </style:style>
    <style:style style:name="T140" style:family="text">
      <style:text-properties officeooo:rsid="005c09f4"/>
    </style:style>
    <style:style style:name="T141" style:family="text">
      <style:text-properties officeooo:rsid="00453657"/>
    </style:style>
    <style:style style:name="T142" style:family="text">
      <style:text-properties officeooo:rsid="0046ddd4"/>
    </style:style>
    <style:style style:name="T143" style:family="text">
      <style:text-properties fo:color="#158466" loext:opacity="100%" officeooo:rsid="0046ddd4"/>
    </style:style>
    <style:style style:name="T144" style:family="text">
      <style:text-properties fo:color="#158466" loext:opacity="100%" officeooo:rsid="005d6a74"/>
    </style:style>
    <style:style style:name="T145" style:family="text">
      <style:text-properties officeooo:rsid="00495dcb"/>
    </style:style>
    <style:style style:name="T146" style:family="text">
      <style:text-properties officeooo:rsid="004a6e1f"/>
    </style:style>
    <style:style style:name="T147" style:family="text">
      <style:text-properties officeooo:rsid="005d6a74"/>
    </style:style>
    <style:style style:name="T148" style:family="text">
      <style:text-properties officeooo:rsid="004a72bd"/>
    </style:style>
    <style:style style:name="T149" style:family="text">
      <style:text-properties officeooo:rsid="0068edcb"/>
    </style:style>
    <style:style style:name="T150" style:family="text">
      <style:text-properties fo:color="#000000" loext:opacity="100%" officeooo:rsid="004a72bd"/>
    </style:style>
    <style:style style:name="T151" style:family="text">
      <style:text-properties officeooo:rsid="0061670d"/>
    </style:style>
    <style:style style:name="T152" style:family="text">
      <style:text-properties officeooo:rsid="0061c22d"/>
    </style:style>
    <style:style style:name="T153" style:family="text">
      <style:text-properties officeooo:rsid="005649e1"/>
    </style:style>
    <style:style style:name="T154" style:family="text">
      <style:text-properties officeooo:rsid="00658783"/>
    </style:style>
    <style:style style:name="T155" style:family="text">
      <style:text-properties officeooo:rsid="0065f6df"/>
    </style:style>
    <style:style style:name="T156" style:family="text">
      <style:text-properties officeooo:rsid="0069eaf8"/>
    </style:style>
    <style:style style:name="T157" style:family="text">
      <style:text-properties officeooo:rsid="009fe3f9"/>
    </style:style>
    <style:style style:name="T158" style:family="text">
      <style:text-properties officeooo:rsid="000bf558" fo:background-color="transparent" loext:char-shading-value="0" style:language-complex="ar" style:country-complex="BH"/>
    </style:style>
    <style:style style:name="T159" style:family="text">
      <style:text-properties officeooo:rsid="000fad75" fo:background-color="transparent" loext:char-shading-value="0" style:language-complex="ar" style:country-complex="BH"/>
    </style:style>
    <style:style style:name="T160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61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62" style:family="text">
      <style:text-properties officeooo:rsid="009fe3f9" fo:background-color="transparent" loext:char-shading-value="0" style:language-complex="ar" style:country-complex="BH"/>
    </style:style>
    <style:style style:name="T163" style:family="text">
      <style:text-properties style:font-name="Awami Nastaliq OT" officeooo:rsid="000bf558" style:language-complex="ar" style:country-complex="BH"/>
    </style:style>
    <style:style style:name="T164" style:family="text">
      <style:text-properties fo:color="#158466" loext:opacity="100%" officeooo:rsid="00b54949"/>
    </style:style>
    <style:style style:name="T165" style:family="text">
      <style:text-properties officeooo:rsid="00755f12"/>
    </style:style>
    <style:style style:name="T166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7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8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9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70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71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72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3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4" style:family="text">
      <style:text-properties fo:color="#158466" loext:opacity="100%" officeooo:rsid="002ab0bf"/>
    </style:style>
    <style:style style:name="T175" style:family="text">
      <style:text-properties fo:color="#158466" loext:opacity="100%" officeooo:rsid="00716f3c"/>
    </style:style>
    <style:style style:name="T176" style:family="text">
      <style:text-properties fo:color="#158466" loext:opacity="100%" officeooo:rsid="002bf14f"/>
    </style:style>
    <style:style style:name="T177" style:family="text">
      <style:text-properties fo:color="#800080" loext:opacity="100%" officeooo:rsid="006f993f"/>
    </style:style>
    <style:style style:name="T178" style:family="text">
      <style:text-properties fo:color="#800080" loext:opacity="100%"/>
    </style:style>
    <style:style style:name="T179" style:family="text">
      <style:text-properties officeooo:rsid="006f993f"/>
    </style:style>
    <style:style style:name="T180" style:family="text">
      <style:text-properties fo:color="#ff0000" loext:opacity="100%" officeooo:rsid="002bf14f"/>
    </style:style>
    <style:style style:name="T181" style:family="text">
      <style:text-properties fo:color="#000000" loext:opacity="100%" officeooo:rsid="002ab0bf"/>
    </style:style>
    <style:style style:name="T182" style:family="text">
      <style:text-properties fo:color="#000000" loext:opacity="100%" officeooo:rsid="00716f3c"/>
    </style:style>
    <style:style style:name="T183" style:family="text">
      <style:text-properties fo:color="#000000" loext:opacity="100%" officeooo:rsid="002bf14f"/>
    </style:style>
    <style:style style:name="T184" style:family="text">
      <style:text-properties fo:color="#158466" loext:opacity="100%" officeooo:rsid="007012a4"/>
    </style:style>
    <style:style style:name="T185" style:family="text">
      <style:text-properties fo:color="#000000" loext:opacity="100%" officeooo:rsid="007012a4"/>
    </style:style>
    <style:style style:name="T186" style:family="text">
      <style:text-properties fo:color="#ff0000" loext:opacity="100%" officeooo:rsid="007012a4"/>
    </style:style>
    <style:style style:name="T187" style:family="text">
      <style:text-properties fo:color="#ff0000" loext:opacity="100%" officeooo:rsid="00755f12"/>
    </style:style>
    <style:style style:name="T188" style:family="text">
      <style:text-properties fo:color="#800080" loext:opacity="100%" officeooo:rsid="00755f12"/>
    </style:style>
    <style:style style:name="T189" style:family="text">
      <style:text-properties officeooo:rsid="0076e12e"/>
    </style:style>
    <style:style style:name="T190" style:family="text">
      <style:text-properties officeooo:rsid="007872b0"/>
    </style:style>
    <style:style style:name="T191" style:family="text">
      <style:text-properties fo:color="#158466" loext:opacity="100%" officeooo:rsid="00755f12"/>
    </style:style>
    <style:style style:name="T192" style:family="text">
      <style:text-properties fo:color="#158466" loext:opacity="100%" officeooo:rsid="007872b0"/>
    </style:style>
    <style:style style:name="T193" style:family="text">
      <style:text-properties officeooo:rsid="002ab0bf"/>
    </style:style>
    <style:style style:name="T194" style:family="text">
      <style:text-properties fo:color="#158466" loext:opacity="100%" officeooo:rsid="00762f01"/>
    </style:style>
    <style:style style:name="T195" style:family="text">
      <style:text-properties officeooo:rsid="00762f01"/>
    </style:style>
    <style:style style:name="T196" style:family="text">
      <style:text-properties officeooo:rsid="008d2955"/>
    </style:style>
    <style:style style:name="T197" style:family="text">
      <style:text-properties officeooo:rsid="007c3103"/>
    </style:style>
    <style:style style:name="T198" style:family="text">
      <style:text-properties officeooo:rsid="00817d74"/>
    </style:style>
    <style:style style:name="T199" style:family="text">
      <style:text-properties officeooo:rsid="008dfb67"/>
    </style:style>
    <style:style style:name="T200" style:family="text">
      <style:text-properties officeooo:rsid="00890613"/>
    </style:style>
    <style:style style:name="T201" style:family="text">
      <style:text-properties officeooo:rsid="008d174f"/>
    </style:style>
    <style:style style:name="T202" style:family="text">
      <style:text-properties officeooo:rsid="008b1ff9"/>
    </style:style>
    <style:style style:name="T203" style:family="text">
      <style:text-properties fo:font-size="11pt" officeooo:rsid="00861b49" style:font-size-asian="11pt" style:font-size-complex="11pt"/>
    </style:style>
    <style:style style:name="T204" style:family="text">
      <style:text-properties fo:color="#000000" loext:opacity="100%" officeooo:rsid="00817d74"/>
    </style:style>
    <style:style style:name="T205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206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207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08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09" style:family="text">
      <style:text-properties style:font-name="Awami Nastaliq OT" officeooo:rsid="00b4370e"/>
    </style:style>
    <style:style style:name="T210" style:family="text">
      <style:text-properties style:font-name="Awami Nastaliq OT" officeooo:rsid="00b54949"/>
    </style:style>
    <style:style style:name="T211" style:family="text">
      <style:text-properties fo:color="#158466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12" style:family="text">
      <style:text-properties officeooo:rsid="00aeffeb"/>
    </style:style>
    <style:style style:name="T213" style:family="text">
      <style:text-properties style:font-name="Awami Nastaliq OT" officeooo:rsid="004834dc" style:font-name-asian="Scheherazade" style:language-complex="fa" style:country-complex="IR"/>
    </style:style>
    <style:style style:name="T214" style:family="text">
      <style:text-properties style:font-name="Awami Nastaliq OT" officeooo:rsid="004834dc" style:language-complex="fa" style:country-complex="IR"/>
    </style:style>
    <style:style style:name="T215" style:family="text">
      <style:text-properties fo:color="#ff0000" loext:opacity="100%" style:font-name="Awami Nastaliq OT" officeooo:rsid="004834dc" style:language-complex="fa" style:country-complex="IR"/>
    </style:style>
    <style:style style:name="T216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17" style:family="text">
      <style:text-properties fo:color="#800080" loext:opacity="100%" style:font-name="Awami Nastaliq OT" officeooo:rsid="004834dc" style:language-complex="fa" style:country-complex="IR"/>
    </style:style>
    <style:style style:name="T218" style:family="text">
      <style:text-properties fo:color="#000000" loext:opacity="100%" style:font-name="Awami Nastaliq OT" officeooo:rsid="004834dc" style:language-complex="fa" style:country-complex="IR"/>
    </style:style>
    <style:style style:name="T219" style:family="text">
      <style:text-properties fo:color="#000000" loext:opacity="100%" style:font-name="Awami Nastaliq OT" officeooo:rsid="00bb9db5" style:language-complex="fa" style:country-complex="IR"/>
    </style:style>
    <style:style style:name="T220" style:family="text">
      <style:text-properties style:font-name="Arial" officeooo:rsid="0068c17c" style:language-complex="ur" style:country-complex="PK"/>
    </style:style>
    <style:style style:name="T221" style:family="text">
      <style:text-properties style:font-name="Awami Nastaliq OT" fo:font-weight="normal" officeooo:rsid="00042789" style:font-weight-asian="normal" style:language-complex="ur" style:country-complex="PK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 پُ</text:span><text:span text:style-name="T3">شتیں <text:s text:c="3"/></text:span><text:span text:style-name="T4">ازادی <text:s text:c="3"/></text:span><text:span text:style-name="T5">ونڄ <text:s text:c="4"/></text:span><text:span text:style-name="T6">بئوککار <text:s text:c="3"/>جگوآزادی <text:s text:c="3"/>گینوککار <text:s text:c="3"/>کومکج <text:s text:c="2"/>قومیتئ <text:s text:c="3"/>لازمئ <text:s/></text:span><text:span text:style-name="T7">آپنڑِیں <text:s text:c="3"/>سُنڑگُنا <text:s text:c="4"/></text:span><text:span text:style-name="T8">آپنڑِیںجَان</text:span></text:p>
      <text:p text:style-name="P3"><text:span text:style-name="T8">ثَبوت پَیش کِیتے گئے </text:span></text:p>
      <text:p text:style-name="P4">مل کِیتے <text:s text:c="4"/>ں پَیسی <text:s text:c="3"/>قُرآن <text:s text:c="2"/>فِرہ<text:span text:style-name="T9">ک <text:s/></text:span><text:span text:style-name="T10">ں پَھیلا <text:s text:c="3"/>قُرآن <text:s text:c="2"/>اں پَھیل</text:span><text:span text:style-name="T11">ا <text:s text:c="2"/></text:span><text:span text:style-name="T10">اں پَھیل <text:s text:c="2"/>غَیرجَا <text:s text:c="2"/>کِیتی جُلسی </text:span></text:p>
      <text:p text:style-name="P5">کَلمہ پَڑ</text:p>
      <text:p text:style-name="P6">Diacritics - <text:span text:style-name="T12">زت کِہن</text:span></text:p>
      <text:p text:style-name="P7">Kerning – <text:span text:style-name="T13">nuqta overhang </text:span><text:span text:style-name="T14">below</text:span></text:p>
      <text:p text:style-name="P8"><text:span text:style-name="T15">beh</text:span><text:span text:style-name="T16"><text:tab/></text:span></text:p>
      <text:p text:style-name="P9">ابت<text:tab/> <text:span text:style-name="T17">ابت</text:span><text:span text:style-name="T18">م</text:span><text:tab/><text:tab/><text:tab/><text:span text:style-name="T19">ا</text:span><text:span text:style-name="T20">ی</text:span><text:span text:style-name="T19">ت <text:s/>ا</text:span><text:span text:style-name="T20">پ</text:span><text:span text:style-name="T19">ت <text:s/></text:span><text:span text:style-name="T21">ا</text:span><text:span text:style-name="T20">ی</text:span><text:span text:style-name="T21">ت</text:span><text:span text:style-name="T22">م <text:s/></text:span><text:span text:style-name="T21">ا</text:span><text:span text:style-name="T20">پ</text:span><text:span text:style-name="T21">ت</text:span><text:span text:style-name="T22">م</text:span><text:span text:style-name="T20"> <text:s/></text:span><text:span text:style-name="T21"><text:s/></text:span><text:span text:style-name="T23">–</text:span><text:span text:style-name="T20"> </text:span><text:span text:style-name="T24">100</text:span></text:p>
      <text:p text:style-name="P10"><text:span text:style-name="T25">ابتس</text:span><text:tab/><text:tab/><text:tab/><text:tab/><text:span text:style-name="T19">ا</text:span><text:span text:style-name="T20">ی</text:span><text:span text:style-name="T19">تس <text:s/>ا</text:span><text:span text:style-name="T20">پ</text:span><text:span text:style-name="T19">تس <text:s text:c="2"/></text:span><text:span text:style-name="T23">–</text:span><text:span text:style-name="T20"> </text:span><text:span text:style-name="T24">100</text:span></text:p>
      <text:p text:style-name="P11"><text:span text:style-name="T25">ا</text:span><text:span text:style-name="T26">ن</text:span><text:span text:style-name="T25">یگ<text:tab/></text:span><text:tab/><text:tab/><text:tab/>اپیگ - <text:span text:style-name="T27">100</text:span></text:p>
      <text:p text:style-name="P12">ابہ <text:s/>ابنہ<text:tab/><text:tab/><text:tab/>ا<text:span text:style-name="T28">ی</text:span>ہ <text:s text:c="3"/>ا<text:span text:style-name="T28">ی</text:span>نہ</text:p>
      <text:p text:style-name="P13"><text:span text:style-name="T29">ابر</text:span><text:span text:style-name="T14"><text:tab/><text:tab/><text:tab/><text:tab/></text:span><text:span text:style-name="T20">ایر <text:s/>اپر </text:span><text:span text:style-name="T23">–</text:span><text:span text:style-name="T20"> </text:span><text:span text:style-name="T24">200</text:span><text:span text:style-name="T19"><text:tab/><text:tab/><text:tab/>آویز</text:span></text:p>
      <text:p text:style-name="P14">اب<text:span text:style-name="T30">ب</text:span>ر<text:tab/><text:tab/><text:tab/><text:tab/><text:span text:style-name="T19">ایبر <text:s text:c="2"/>اپبر <text:s/>وپبر <text:s text:c="2"/>- </text:span><text:span text:style-name="T31">2</text:span><text:span text:style-name="T32">00</text:span></text:p>
      <text:p text:style-name="P15"><text:s text:c="2"/>ابن<text:tab/>ابتن<text:tab/><text:tab/><text:tab/><text:span text:style-name="T19">ا</text:span><text:span text:style-name="T33">ی</text:span><text:span text:style-name="T19">ن </text:span><text:span text:style-name="T23">–</text:span><text:span text:style-name="T20"> </text:span><text:span text:style-name="T34">2</text:span><text:span text:style-name="T24">00</text:span><text:span text:style-name="T19"> <text:s text:c="3"/>ا</text:span><text:span text:style-name="T33">ی</text:span><text:span text:style-name="T19">تن</text:span><text:span text:style-name="T20"> </text:span><text:span text:style-name="T23">–</text:span><text:span text:style-name="T20"> </text:span><text:span text:style-name="T24">100</text:span></text:p>
      <text:p text:style-name="P16"><text:soft-page-break/>ابج <text:s text:c="2"/>ابجت<text:tab/><text:tab/><text:tab/>ایج <text:s text:c="4"/><text:span text:style-name="T19">اپجت</text:span><text:span text:style-name="T20"> </text:span><text:span text:style-name="T23">–</text:span><text:span text:style-name="T20"> </text:span><text:span text:style-name="T35">3</text:span><text:span text:style-name="T24">00</text:span></text:p>
      <text:p text:style-name="P17"><text:span text:style-name="T25">ابس <text:s/>اب</text:span><text:span text:style-name="T36">ص</text:span><text:tab/><text:tab/><text:tab/> <text:span text:style-name="T37">ایص </text:span><text:span text:style-name="T19">ا</text:span><text:span text:style-name="T24">پ</text:span><text:span text:style-name="T19">س</text:span><text:span text:style-name="T20"> </text:span><text:span text:style-name="T23">–</text:span><text:span text:style-name="T20"> </text:span><text:span text:style-name="T24">100</text:span></text:p>
      <text:p text:style-name="P18"><text:span text:style-name="T38">ابطم<text:tab/></text:span><text:span text:style-name="T39">ا</text:span><text:span text:style-name="T40">ب</text:span><text:span text:style-name="T39">فل</text:span><text:span text:style-name="T38"><text:tab/><text:tab/><text:tab/>ایطم اپطم <text:s text:c="4"/></text:span><text:span text:style-name="T39">ایفل</text:span></text:p>
      <text:p text:style-name="P19"><text:span text:style-name="T38">اب</text:span><text:span text:style-name="T41">عم <text:s text:c="2"/></text:span><text:span text:style-name="T38">اب</text:span><text:span text:style-name="T41">ع<text:tab/><text:tab/><text:tab/></text:span><text:span text:style-name="T38">ا</text:span><text:span text:style-name="T42">ی</text:span><text:span text:style-name="T41">ع <text:s/></text:span><text:span text:style-name="T38">ا</text:span><text:span text:style-name="T42">پ</text:span><text:span text:style-name="T41">ع</text:span><text:span text:style-name="T43"> <text:s/></text:span><text:span text:style-name="T33">ا</text:span><text:span text:style-name="T44">ی</text:span><text:span text:style-name="T45">عم <text:s/></text:span><text:span text:style-name="T33">ا</text:span><text:span text:style-name="T44">پ</text:span><text:span text:style-name="T45">عم</text:span><text:span text:style-name="T20"> <text:s/></text:span><text:span text:style-name="T45"><text:s text:c="2"/></text:span><text:span text:style-name="T23">–</text:span><text:span text:style-name="T20"> </text:span><text:span text:style-name="T46">200</text:span></text:p>
      <text:p text:style-name="P20"><text:span text:style-name="T25">ا</text:span><text:span text:style-name="T47">ب</text:span><text:span text:style-name="T25">م <text:tab/><text:tab/><text:tab/><text:tab/></text:span>ایم اپم <text:span text:style-name="T48">–</text:span> 200 <text:s text:c="3"/></text:p>
      <text:p text:style-name="P21"><text:span text:style-name="T49">ابما </text:span><text:span text:style-name="T50">–</text:span><text:span text:style-name="T49"> 200</text:span> <text:s text:c="3"/><text:tab/><text:tab/><text:tab/><text:span text:style-name="T19"> ایما <text:s/>ا</text:span><text:span text:style-name="T49">پ</text:span><text:span text:style-name="T19">ما </text:span><text:span text:style-name="T50">–</text:span><text:span text:style-name="T19"> </text:span><text:span text:style-name="T51">5</text:span><text:span text:style-name="T46">00</text:span></text:p>
      <text:p text:style-name="P22">ابکم اب<text:span text:style-name="T52">د</text:span> <text:s text:c="4"/>ابہ <text:s/>ابہس <text:tab/><text:tab/>ایکم <text:s/>اپ<text:span text:style-name="T53">ل</text:span>م <text:s text:c="2"/>ا<text:span text:style-name="T52">ید</text:span> <text:s text:c="3"/>ایہ <text:s text:c="2"/>اپہش</text:p>
      <text:p text:style-name="P23"><text:span text:style-name="T25">ابھم</text:span><text:tab/><text:tab/><text:tab/><text:tab/><text:tab/><text:span text:style-name="T19">ایھم <text:s text:c="2"/>اپھم</text:span><text:span text:style-name="T54"> </text:span><text:span text:style-name="T50">–</text:span><text:span text:style-name="T54"> </text:span><text:span text:style-name="T55">200</text:span></text:p>
      <text:p text:style-name="P24"><text:span text:style-name="T56">ا</text:span><text:span text:style-name="T57">بی </text:span><text:span text:style-name="T58">ر</text:span><text:span text:style-name="T57">بی </text:span><text:span text:style-name="T59">کھیربی</text:span><text:span text:style-name="T57"> <text:s/>- </text:span><text:span text:style-name="T60">3</text:span><text:span text:style-name="T61">00<text:tab/></text:span><text:span text:style-name="T57"><text:tab/></text:span><text:span text:style-name="T62">ایی <text:s/>اپی - </text:span><text:span text:style-name="T63">6</text:span><text:span text:style-name="T58">00</text:span><text:span text:style-name="T62"><text:tab/></text:span><text:span text:style-name="T57"><text:tab/><text:tab/></text:span><text:span text:style-name="T64">بُودپی <text:s/></text:span><text:span text:style-name="T65"><text:s text:c="2"/>کھیرب</text:span><text:span text:style-name="T66">م</text:span></text:p>
      <text:p text:style-name="P25"><text:span text:style-name="T67">ابو</text:span><text:span text:style-name="T68"> </text:span><text:span text:style-name="T69">–</text:span><text:span text:style-name="T68"> </text:span><text:span text:style-name="T70">100</text:span><text:span text:style-name="T71"><text:tab/><text:tab/><text:tab/><text:tab/></text:span><text:span text:style-name="T67">ایو</text:span><text:span text:style-name="T72"> ا</text:span><text:span text:style-name="T68">پ</text:span><text:span text:style-name="T73">ق</text:span><text:span text:style-name="T68"> – </text:span><text:span text:style-name="T74">400<text:tab/><text:tab/><text:tab/></text:span>آنکڑیوں <text:s text:c="2"/><text:span text:style-name="T68">ڈم</text:span><text:span text:style-name="T75">‌</text:span><text:span text:style-name="T68">پو</text:span></text:p>
      <text:p text:style-name="P26">جقمےنبس<text:tab/><text:tab/><text:tab/><text:tab/>جقمےنیس<text:tab/><text:tab/><text:tab/><text:tab/>جقمےنتس</text:p>
      <text:p text:style-name="P27">jeem</text:p>
      <text:p text:style-name="P28">اجب اجبل<text:tab/><text:tab/><text:tab/>ا<text:span text:style-name="T76">ڃ</text:span>ب ا<text:span text:style-name="T76">ڇ</text:span>بل</text:p>
      <text:p text:style-name="P29"><text:span text:style-name="T77">ا</text:span><text:span text:style-name="T78">ج</text:span><text:span text:style-name="T77">ر ا</text:span><text:span text:style-name="T78">ج</text:span><text:span text:style-name="T79">ب</text:span><text:span text:style-name="T77">ر</text:span><text:span text:style-name="T80"><text:tab/><text:tab/><text:tab/></text:span><text:span text:style-name="T79">ا</text:span><text:span text:style-name="T81">چ</text:span><text:span text:style-name="T79">بر</text:span><text:span text:style-name="T80"><text:tab/></text:span><text:span text:style-name="T82">ا</text:span><text:span text:style-name="T83">ڃ</text:span><text:span text:style-name="T82">ر <text:s/>ا</text:span><text:span text:style-name="T83">چ</text:span><text:span text:style-name="T82">ر <text:s/>ا</text:span><text:span text:style-name="T83">ڇ</text:span><text:span text:style-name="T82">ر </text:span><text:span text:style-name="T84">–</text:span><text:span text:style-name="T82"> </text:span><text:span text:style-name="T83">1</text:span><text:span text:style-name="T85">00</text:span></text:p>
      <text:p text:style-name="P30"><text:soft-page-break/><text:span text:style-name="T86">ا</text:span><text:span text:style-name="T87">جج</text:span><text:span text:style-name="T88"><text:tab/><text:tab/><text:tab/><text:tab/></text:span><text:span text:style-name="T67">ا</text:span><text:span text:style-name="T89">ڃڃ - </text:span><text:span text:style-name="T90">200</text:span><text:span text:style-name="T89"> <text:s text:c="4"/></text:span><text:span text:style-name="T67">ا</text:span><text:span text:style-name="T89">ڃڃ</text:span><text:span text:style-name="T91">ق <text:s/></text:span><text:span text:style-name="T92">ا</text:span><text:span text:style-name="T89">ڃڃ</text:span><text:span text:style-name="T93">ف</text:span><text:span text:style-name="T91"> </text:span><text:span text:style-name="T68"><text:s/>– </text:span><text:span text:style-name="T94">6</text:span><text:span text:style-name="T74">00</text:span></text:p>
      <text:p text:style-name="P31">ا<text:span text:style-name="T95">ج</text:span>س <text:s/>ا<text:span text:style-name="T95">ج</text:span><text:span text:style-name="T96">ص</text:span><text:tab/><text:span text:style-name="T28">ا</text:span><text:span text:style-name="T95">ج</text:span><text:span text:style-name="T28">طم<text:tab/></text:span><text:tab/> <text:span text:style-name="T96">ا</text:span><text:span text:style-name="T76">ڃ</text:span><text:span text:style-name="T96">ص </text:span>ا<text:span text:style-name="T76">ڇ</text:span>س <text:span text:style-name="T28">ا</text:span><text:span text:style-name="T76">ڃ</text:span><text:span text:style-name="T28">طم ا</text:span><text:span text:style-name="T76">ڇ</text:span><text:span text:style-name="T28">طم</text:span></text:p>
      <text:p text:style-name="P32"><text:span text:style-name="T97"><text:s text:c="2"/></text:span><text:span text:style-name="T98">ا</text:span><text:span text:style-name="T81">ج</text:span><text:span text:style-name="T99">ع</text:span><text:span text:style-name="T98">ل <text:s/></text:span><text:span text:style-name="T97"><text:s/></text:span><text:span text:style-name="T98">ا</text:span><text:span text:style-name="T81">ج</text:span><text:span text:style-name="T99">ع</text:span><text:span text:style-name="T98"> <text:tab/></text:span><text:span text:style-name="T97"><text:tab/><text:tab/></text:span><text:span text:style-name="T100">ا</text:span><text:span text:style-name="T83">ڃ</text:span><text:span text:style-name="T101">ع</text:span><text:span text:style-name="T102"> </text:span><text:span text:style-name="T103">ا</text:span><text:span text:style-name="T104">چ</text:span><text:span text:style-name="T105">ع</text:span><text:span text:style-name="T103">ل</text:span><text:span text:style-name="T106"> <text:s/></text:span><text:span text:style-name="T103">ا</text:span><text:span text:style-name="T107">ڇ</text:span><text:span text:style-name="T105">ع</text:span><text:span text:style-name="T103">ل <text:s/></text:span><text:span text:style-name="T100">ا</text:span><text:span text:style-name="T83">ڇ</text:span><text:span text:style-name="T101">ع</text:span><text:span text:style-name="T99"> <text:s/></text:span><text:span text:style-name="T84">–</text:span><text:span text:style-name="T82"> </text:span><text:span text:style-name="T83">1</text:span><text:span text:style-name="T85">00</text:span></text:p>
      <text:p text:style-name="P33"><text:span text:style-name="T98">ا</text:span><text:span text:style-name="T81">ج</text:span><text:span text:style-name="T98">فل</text:span><text:span text:style-name="T99"><text:tab/><text:tab/><text:tab/><text:tab/></text:span><text:span text:style-name="T100"> <text:s text:c="4"/>ا</text:span><text:span text:style-name="T108">چ</text:span><text:span text:style-name="T109">ق</text:span><text:span text:style-name="T100">ل</text:span><text:span text:style-name="T84"> </text:span><text:span text:style-name="T100">ا</text:span><text:span text:style-name="T83">ڇ</text:span><text:span text:style-name="T100">فل <text:s/></text:span><text:span text:style-name="T82"><text:s/></text:span><text:span text:style-name="T84">–</text:span><text:span text:style-name="T82"> </text:span><text:span text:style-name="T83">1</text:span><text:span text:style-name="T85">00</text:span></text:p>
      <text:p text:style-name="P34">ا<text:span text:style-name="T53">ج</text:span>م <text:span text:style-name="T48">–</text:span> <text:span text:style-name="T110">200</text:span><text:span text:style-name="T111"> <text:tab/><text:tab/><text:tab/><text:tab/></text:span>ا<text:span text:style-name="T112">ڃ</text:span>م ا<text:span text:style-name="T113">ڇ</text:span>م<text:span text:style-name="T114">ب </text:span><text:s/><text:span text:style-name="T48">–</text:span> <text:span text:style-name="T110">4</text:span>00</text:p>
      <text:p text:style-name="P35"><text:span text:style-name="T48">اجمل – 200<text:tab/><text:tab/></text:span><text:span text:style-name="T112">اڃ</text:span><text:span text:style-name="T115">مد</text:span><text:span text:style-name="T112"> اچ</text:span><text:span text:style-name="T115">ما</text:span><text:span text:style-name="T112"> ا</text:span><text:span text:style-name="T113">ڇ</text:span><text:span text:style-name="T115">مل</text:span><text:span text:style-name="T112"> </text:span><text:span text:style-name="T48">–</text:span><text:span text:style-name="T112"> 400</text:span></text:p>
      <text:p text:style-name="P36"><text:span text:style-name="T116">ا</text:span><text:span text:style-name="T53">ج</text:span><text:span text:style-name="T116">کم </text:span><text:span text:style-name="T52">اجا <text:s text:c="3"/></text:span><text:span text:style-name="T116">ا</text:span><text:span text:style-name="T53">ج</text:span><text:span text:style-name="T116">بہ <text:s/></text:span><text:span text:style-name="T53">ج</text:span><text:span text:style-name="T116">بہس <text:tab/>ا</text:span><text:span text:style-name="T117">ڃ</text:span><text:span text:style-name="T116">کم <text:s/>ا</text:span><text:span text:style-name="T112">چ</text:span><text:span text:style-name="T53">ل</text:span><text:span text:style-name="T116">م <text:s text:c="2"/>ا</text:span><text:span text:style-name="T112">چ</text:span><text:span text:style-name="T53">ل</text:span><text:span text:style-name="T116"> <text:s text:c="4"/></text:span><text:span text:style-name="T53">ا</text:span><text:span text:style-name="T113">ڇ</text:span><text:span text:style-name="T116">یہ <text:s text:c="2"/>ا</text:span><text:span text:style-name="T113">ڇ</text:span><text:span text:style-name="T116">ہش</text:span> <text:s/></text:p>
      <text:p text:style-name="P37"><text:span text:style-name="T25">ا</text:span><text:span text:style-name="T118">ج</text:span><text:span text:style-name="T25">ھم</text:span><text:span text:style-name="T119"> <text:tab/><text:tab/></text:span><text:tab/><text:tab/><text:span text:style-name="T19">ا</text:span><text:span text:style-name="T120">ڃ</text:span><text:span text:style-name="T19">ھم <text:s text:c="2"/>ا</text:span><text:span text:style-name="T120">چ</text:span><text:span text:style-name="T19">ھم ا</text:span><text:span text:style-name="T121">ڇ</text:span><text:span text:style-name="T19">ھ</text:span><text:span text:style-name="T54"> </text:span><text:span text:style-name="T50">–</text:span><text:span text:style-name="T54"> </text:span><text:span text:style-name="T51">1</text:span><text:span text:style-name="T122">00</text:span></text:p>
      <text:p text:style-name="P38"><text:span text:style-name="T56">ا</text:span><text:span text:style-name="T123">ج</text:span><text:span text:style-name="T57">ی </text:span><text:span text:style-name="T124">–</text:span><text:span text:style-name="T57"> </text:span><text:span text:style-name="T58">100</text:span><text:span text:style-name="T57"><text:tab/><text:tab/><text:tab/></text:span><text:span text:style-name="T62">ا</text:span><text:span text:style-name="T125">ڃ</text:span><text:span text:style-name="T62">ی <text:s/>ا</text:span><text:span text:style-name="T126">ڇ</text:span><text:span text:style-name="T62">ی </text:span><text:span text:style-name="T124">–</text:span><text:span text:style-name="T62"> </text:span><text:span text:style-name="T58">400</text:span></text:p>
      <text:p text:style-name="P39"><text:span text:style-name="T86">ا</text:span><text:span text:style-name="T127">ج</text:span><text:span text:style-name="T86">و<text:tab/></text:span><text:span text:style-name="T71"><text:tab/><text:tab/><text:tab/></text:span><text:span text:style-name="T128"> ا</text:span><text:span text:style-name="T129">ڇ</text:span><text:span text:style-name="T130">ق</text:span></text:p>
      <text:p text:style-name="P40"><text:span text:style-name="T20">اجق </text:span><text:span text:style-name="T131">–</text:span><text:span text:style-name="T20"> </text:span><text:span text:style-name="T132">100</text:span><text:span text:style-name="T20"><text:tab/><text:tab/><text:tab/> اڃق اچو ا</text:span><text:span text:style-name="T133">ڇ</text:span><text:span text:style-name="T20">و </text:span><text:span text:style-name="T131">–</text:span><text:span text:style-name="T20"> </text:span><text:span text:style-name="T134">300</text:span><text:tab/><text:span text:style-name="T19"><text:tab/>چوچو</text:span></text:p>
      <text:p text:style-name="P41">feh w/ 3 dots below</text:p>
      <text:p text:style-name="P42">اڥب <text:s/>اڥبس <text:s/>اڥبی <text:s/>اڥبتث</text:p>
      <text:p text:style-name="P43">اڥر <text:s/>اڥنز</text:p>
      <text:p text:style-name="P44"><text:soft-page-break/>اڥ<text:span text:style-name="T135">ج <text:s text:c="4"/></text:span><text:span text:style-name="T19">اڥ</text:span><text:span text:style-name="T136">حل </text:span><text:span text:style-name="T19"><text:s/></text:span><text:span text:style-name="T23">–</text:span><text:span text:style-name="T19"> </text:span><text:span text:style-name="T137">300</text:span></text:p>
      <text:p text:style-name="P45">اڥن <text:s text:c="2"/><text:span text:style-name="T69">–</text:span> <text:span text:style-name="T138">200</text:span></text:p>
      <text:p text:style-name="P46"><text:span text:style-name="T139">اڥس </text:span><text:span text:style-name="T69">–</text:span><text:span text:style-name="T139"> </text:span><text:span text:style-name="T140">100</text:span></text:p>
      <text:p text:style-name="P47">اڥ<text:span text:style-name="T135">ص <text:s/></text:span>اڥ<text:span text:style-name="T141">ط <text:s/></text:span>اڥ<text:span text:style-name="T141">ع <text:s/></text:span>اڥ<text:span text:style-name="T141">عل <text:s/></text:span></text:p>
      <text:p text:style-name="P48">اڥ<text:span text:style-name="T142">ف <text:s/></text:span><text:span text:style-name="T19">اڥ</text:span><text:span text:style-name="T143">فس - </text:span><text:span text:style-name="T144">100</text:span></text:p>
      <text:p text:style-name="P49">اڥ<text:span text:style-name="T145">م <text:s/></text:span>اڥ<text:span text:style-name="T145">مب </text:span><text:span text:style-name="T69">–</text:span><text:span text:style-name="T145"> </text:span><text:span text:style-name="T138">400</text:span></text:p>
      <text:p text:style-name="P50">اڥ<text:span text:style-name="T146">مل</text:span><text:span text:style-name="T145"> <text:s/></text:span>اڥ<text:span text:style-name="T145">م</text:span><text:span text:style-name="T146">ا </text:span><text:span text:style-name="T69">–</text:span><text:span text:style-name="T146"> </text:span><text:span text:style-name="T147">300</text:span></text:p>
      <text:p text:style-name="P51">اڥ<text:span text:style-name="T146">ل</text:span><text:span text:style-name="T145"> <text:s/></text:span>اڥ<text:span text:style-name="T146">ا <text:s/></text:span></text:p>
      <text:p text:style-name="P52">ا<text:span text:style-name="T148">ڥہ</text:span><text:span text:style-name="T146">ل</text:span><text:span text:style-name="T145"> </text:span><text:span text:style-name="T148"><text:s/></text:span><text:span text:style-name="T69">–</text:span><text:span text:style-name="T148"> </text:span><text:span text:style-name="T149">3</text:span><text:span text:style-name="T147">00 <text:s text:c="3"/></text:span><text:span text:style-name="T25">اڥ</text:span><text:span text:style-name="T150">ہ</text:span></text:p>
      <text:p text:style-name="P53">ا<text:span text:style-name="T148">ڥھ <text:s/></text:span>ا<text:span text:style-name="T148">ڥھم <text:s/></text:span><text:span text:style-name="T69">–</text:span><text:span text:style-name="T148"> </text:span><text:span text:style-name="T151">400</text:span></text:p>
      <text:p text:style-name="P53">ا<text:span text:style-name="T148">ڥی <text:s/></text:span><text:span text:style-name="T69">–</text:span><text:span text:style-name="T148"> </text:span><text:span text:style-name="T152">5</text:span><text:span text:style-name="T151">00</text:span></text:p>
      <text:p text:style-name="P53">ا<text:span text:style-name="T148">ڥق <text:s text:c="2"/></text:span>ا<text:span text:style-name="T148">ڥو <text:s/></text:span><text:span text:style-name="T69">–</text:span><text:span text:style-name="T148"> <text:s/></text:span><text:span text:style-name="T151">200</text:span></text:p>
      <text:p text:style-name="P54">lam-alef</text:p>
      <text:p text:style-name="P55">lam-bar</text:p>
      <text:p text:style-name="P56"><text:soft-page-break/>اݪ<text:span text:style-name="T94"> </text:span><text:span text:style-name="T69">–</text:span><text:span text:style-name="T94"> 100</text:span></text:p>
      <text:p text:style-name="P57">ا<text:span text:style-name="T153">ݪ</text:span>ما – 100</text:p>
      <text:p text:style-name="P58">ا<text:span text:style-name="T153">ݪ</text:span><text:span text:style-name="T154">بر <text:s/></text:span>ا<text:span text:style-name="T153">ݪ</text:span><text:span text:style-name="T155">ر <text:s/></text:span>ا<text:span text:style-name="T153">ݪ</text:span><text:span text:style-name="T155">س <text:s/></text:span><text:span text:style-name="T149">ر</text:span><text:span text:style-name="T153">ݪ</text:span><text:span text:style-name="T155">س</text:span></text:p>
      <text:p text:style-name="P59">other</text:p>
      <text:p text:style-name="P42">اڔ <text:s/>اڊ اݙ <text:s/>اښ <text:s/>اۻ - <text:s/><text:span text:style-name="T149">all </text:span><text:span text:style-name="T156">ok</text:span><text:span text:style-name="T149"> </text:span></text:p>
      <text:p text:style-name="P60">Kerning – <text:span text:style-name="T157">hard-coded</text:span></text:p>
      <text:p text:style-name="P61"><text:span text:style-name="T158">آتا <text:s/></text:span><text:span text:style-name="T159">ا</text:span><text:span text:style-name="T158">تا <text:s/></text:span><text:span text:style-name="T160">کہلاتا</text:span><text:span text:style-name="T158"> <text:s/></text:span><text:span text:style-name="T161">–</text:span><text:span text:style-name="T158"> </text:span><text:span text:style-name="T162">200</text:span></text:p>
      <text:p text:style-name="P62">ار از – none</text:p>
      <text:p text:style-name="P62"/>
      <text:p text:style-name="P60">Kerning – <text:span text:style-name="T13">base overhang</text:span></text:p>
      <text:p text:style-name="P63"><text:span text:style-name="T64">سر</text:span><text:span text:style-name="T163">س</text:span></text:p>
      <text:p text:style-name="P64">آرئَگی</text:p>
      <text:p text:style-name="P65"><text:span text:style-name="T164"/></text:p>
      <text:p text:style-name="P66">final jeem – <text:span text:style-name="T165">2 chars</text:span></text:p>
      <text:list text:style-name="L1">
        <text:list-header>
          <text:p text:style-name="P67"><text:span text:style-name="T166">ا</text:span><text:span text:style-name="T167">ن</text:span><text:span text:style-name="T168">ج </text:span><text:span text:style-name="T166">ا</text:span><text:span text:style-name="T167">ح</text:span><text:span text:style-name="T168">ج </text:span><text:span text:style-name="T167">اس</text:span><text:span text:style-name="T168">ج </text:span><text:span text:style-name="T169">ا</text:span><text:span text:style-name="T170">ص</text:span><text:span text:style-name="T171">ج</text:span><text:span text:style-name="T168"> </text:span><text:span text:style-name="T166">ا</text:span><text:span text:style-name="T167">ط</text:span><text:span text:style-name="T168">ج </text:span><text:span text:style-name="T166">ا</text:span><text:span text:style-name="T167">ع</text:span><text:span text:style-name="T168">ج </text:span><text:span text:style-name="T166">ا</text:span><text:span text:style-name="T167">ف</text:span><text:span text:style-name="T168">ج </text:span><text:span text:style-name="T166">ا</text:span><text:span text:style-name="T172">ل</text:span><text:span text:style-name="T168">ج </text:span><text:span text:style-name="T172">ام</text:span><text:span text:style-name="T168">ج </text:span><text:span text:style-name="T169">ا</text:span><text:span text:style-name="T173">ھ</text:span><text:span text:style-name="T171">ج</text:span><text:span text:style-name="T166"> ا</text:span><text:span text:style-name="T172">ہ</text:span><text:span text:style-name="T168">ج</text:span></text:p>
        </text:list-header>
      </text:list>
      <text:p text:style-name="P68"><text:soft-page-break/>final jeem – <text:span text:style-name="T165">3 chars</text:span></text:p>
      <text:p text:style-name="P69"><text:span text:style-name="T174">ا</text:span><text:span text:style-name="T19">یڃج <text:s/></text:span><text:span text:style-name="T174">ا</text:span><text:span text:style-name="T175">ل</text:span><text:span text:style-name="T19">ڃج <text:s/></text:span><text:span text:style-name="T174">ا</text:span><text:span text:style-name="T175">ج</text:span><text:span text:style-name="T176">جح</text:span><text:span text:style-name="T19"> <text:s/></text:span><text:span text:style-name="T177">اج</text:span><text:span text:style-name="T178">ڇ</text:span><text:span text:style-name="T177">ح </text:span><text:span text:style-name="T19"><text:s/></text:span><text:span text:style-name="T174">ا</text:span><text:span text:style-name="T176">فجح </text:span><text:span text:style-name="T174">ا</text:span><text:span text:style-name="T175">م</text:span><text:span text:style-name="T176">جح</text:span><text:span text:style-name="T179"> <text:s text:c="5"/></text:span><text:span text:style-name="T180"><text:s/></text:span><text:span text:style-name="T181">ا</text:span><text:span text:style-name="T182">ب</text:span><text:span text:style-name="T183">مج</text:span><text:span text:style-name="T180"> </text:span><text:span text:style-name="T175">ال</text:span><text:span text:style-name="T176">م</text:span><text:span text:style-name="T184">ج <text:s/></text:span><text:span text:style-name="T174">ا</text:span><text:span text:style-name="T176">فمج </text:span><text:span text:style-name="T182">اج</text:span><text:span text:style-name="T183">م</text:span><text:span text:style-name="T185">ج</text:span><text:span text:style-name="T186"> </text:span><text:span text:style-name="T174">ا</text:span><text:span text:style-name="T175">م</text:span><text:span text:style-name="T176">مج <text:s text:c="5"/></text:span><text:span text:style-name="T165">ابفج</text:span><text:span text:style-name="T187"> <text:s/></text:span><text:span text:style-name="T188">الفج <text:s text:c="2"/>اقفج</text:span><text:span text:style-name="T187"> <text:s/></text:span><text:span text:style-name="T165">اجفج <text:s text:c="2"/>امفج<text:line-break/>اب</text:span><text:span text:style-name="T189">ل</text:span><text:span text:style-name="T165">ج ا</text:span><text:span text:style-name="T189">لل</text:span><text:span text:style-name="T165">ج ا</text:span><text:span text:style-name="T189">جل</text:span><text:span text:style-name="T165">ج ا</text:span><text:span text:style-name="T189">قل</text:span><text:span text:style-name="T165">ج ا</text:span><text:span text:style-name="T189">مل</text:span><text:span text:style-name="T165">ج </text:span></text:p>
      <text:p text:style-name="P70">final <text:span text:style-name="T190">ain</text:span> – <text:span text:style-name="T165">2 chars</text:span></text:p>
      <text:p text:style-name="P71"><text:span text:style-name="T174">ا</text:span><text:span text:style-name="T191">ن</text:span><text:span text:style-name="T192">ع</text:span><text:span text:style-name="T19"> </text:span><text:span text:style-name="T193">ا</text:span><text:span text:style-name="T165">ح</text:span><text:span text:style-name="T190">ع</text:span> <text:span text:style-name="T165">اس</text:span><text:span text:style-name="T190">ع</text:span> <text:span text:style-name="T193">ا</text:span><text:span text:style-name="T165">ص</text:span><text:span text:style-name="T190">ع</text:span> <text:span text:style-name="T193">ا</text:span><text:span text:style-name="T165">ط</text:span><text:span text:style-name="T190">ع</text:span> <text:span text:style-name="T193">ا</text:span><text:span text:style-name="T165">ع</text:span><text:span text:style-name="T190">ع</text:span> <text:span text:style-name="T174">ا</text:span><text:span text:style-name="T191">ف</text:span><text:span text:style-name="T192">ع</text:span><text:span text:style-name="T19"> </text:span><text:span text:style-name="T174">ا</text:span><text:span text:style-name="T194">ل</text:span><text:span text:style-name="T192">ع</text:span> <text:span text:style-name="T195">ام</text:span><text:span text:style-name="T190">ع</text:span> <text:span text:style-name="T193">ا</text:span><text:span text:style-name="T195">ھ</text:span><text:span text:style-name="T190">ع</text:span><text:span text:style-name="T193"> ا</text:span><text:span text:style-name="T195">ہ</text:span><text:span text:style-name="T190">ع</text:span> <text:span text:style-name="T193">ا</text:span><text:span text:style-name="T195">ک</text:span><text:span text:style-name="T190">ع</text:span></text:p>
      <text:p text:style-name="P72">kaf + jeem/ain</text:p>
      <text:p text:style-name="P73"><text:span text:style-name="T196">ن‌</text:span><text:span text:style-name="T197">ک</text:span><text:span text:style-name="T198">ع <text:s text:c="3"/></text:span><text:span text:style-name="T199">لاکع</text:span><text:span text:style-name="T200"> <text:s/></text:span><text:span text:style-name="T196">س‌</text:span><text:span text:style-name="T197">ک</text:span><text:span text:style-name="T200">ج <text:s text:c="2"/></text:span><text:span text:style-name="T201">ہ‌</text:span><text:span text:style-name="T197">ک</text:span><text:span text:style-name="T198">ع <text:s/></text:span><text:span text:style-name="T200">ا</text:span><text:span text:style-name="T197">ک</text:span><text:span text:style-name="T202">ج</text:span></text:p>
      <text:p text:style-name="P74">1char + initial kaf - <text:span text:style-name="T203">needed because the sequence is too short to kern far enough</text:span></text:p>
      <text:p text:style-name="P75">اکف <text:s/>رکف <text:s text:c="2"/>ہ‌کف <text:s/>وگف <text:s/>دگ</text:p>
      <text:p text:style-name="P76">tweaked metrics</text:p>
      <text:p text:style-name="P77"><text:span text:style-name="T198">kaf - </text:span>سرکف <text:s/><text:span text:style-name="T197">سن‌ک <text:s text:c="2"/>سن‌ک</text:span><text:span text:style-name="T198">و</text:span><text:span text:style-name="T197"> <text:s text:c="3"/></text:span><text:span text:style-name="T204">وکھ</text:span> <text:s/></text:p>
      <text:p text:style-name="P78"><text:span text:style-name="T205">reh - </text:span><text:span text:style-name="T206"><text:s text:c="2"/>ر</text:span><text:span text:style-name="T205">س <text:s/></text:span><text:span text:style-name="T207">رب</text:span></text:p>
      <text:p text:style-name="P79"><text:soft-page-break/><text:span text:style-name="T208">lam+alef - </text:span><text:span text:style-name="T209">لاا لای <text:s/></text:span><text:span text:style-name="T210">ھلام ھلامھس</text:span></text:p>
      <text:p text:style-name="P80">chotiyeh - <text:span text:style-name="T211">ی شکل</text:span></text:p>
      <text:p text:style-name="P81">kerning under 3 <text:span text:style-name="T212">glyphs</text:span></text:p>
      <text:p text:style-name="P82"><text:span text:style-name="T213"><text:s/></text:span><text:span text:style-name="T214">چی</text:span><text:span text:style-name="T213"> </text:span><text:span text:style-name="T214">بقچی <text:s/></text:span><text:span text:style-name="T215"><text:s text:c="4"/></text:span><text:span text:style-name="T216"><text:s/></text:span><text:span text:style-name="T217">تُھونگچس <text:s text:c="3"/></text:span><text:span text:style-name="T218">تُھونگ</text:span><text:span text:style-name="T219">مم</text:span></text:p>
      <text:p text:style-name="P83">kerning too tight</text:p>
      <text:p text:style-name="P84">لسےمنگا <text:s text:c="3"/><text:span text:style-name="T220">ی شکل <text:s text:c="2"/></text:span><text:span text:style-name="T221">ں مشکلا <text:s text:c="2"/></text:span><text:span text:style-name="T221">یں شَکل <text:s text:c="3"/></text:span></text:p>
      <text:p text:style-name="P85">دَسیا <text:s/></text:p>
      <text:p text:style-name="P86">نچ نِیچ </text:p>
      <text:p text:style-name="P5">وَضح <text:s text:c="2"/>کَرسَن <text:s text:c="3"/>کَوشش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11-10T13:41:02.006780900</dc:date>
    <meta:editing-duration>P3DT2H57M19S</meta:editing-duration>
    <meta:editing-cycles>166</meta:editing-cycles>
    <meta:generator>LibreOffice/25.2.6.2$Windows_X86_64 LibreOffice_project/729c5bfe710f5eb71ed3bbde9e06a6065e9c6c5d</meta:generator>
    <meta:print-date>2025-10-22T11:47:20.899026500</meta:print-date>
    <meta:document-statistic meta:table-count="0" meta:image-count="0" meta:object-count="0" meta:page-count="7" meta:paragraph-count="90" meta:word-count="434" meta:character-count="2404" meta:non-whitespace-character-count="1627"/>
  </office:meta>
</office:document-meta>
</file>